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331120968" calcext:value-type="float">
            <text:p>1,331120968</text:p>
          </table:table-cell>
          <table:table-cell office:value-type="float" office:value="0.5344933867" calcext:value-type="float">
            <text:p>0,5344933867</text:p>
          </table:table-cell>
          <table:table-cell office:value-type="float" office:value="0.004518368281" calcext:value-type="float">
            <text:p>0,0045183683</text:p>
          </table:table-cell>
          <table:table-cell office:value-type="float" office:value="0.0003274179762" calcext:value-type="float">
            <text:p>0,000327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28" calcext:value-type="float">
            <text:p>16028</text:p>
          </table:table-cell>
          <table:table-cell office:value-type="float" office:value="1.17005837" calcext:value-type="float">
            <text:p>1,17005837</text:p>
          </table:table-cell>
          <table:table-cell office:value-type="float" office:value="0.58390522" calcext:value-type="float">
            <text:p>0,58390522</text:p>
          </table:table-cell>
          <table:table-cell office:value-type="float" office:value="0.001450770535" calcext:value-type="float">
            <text:p>0,0014507705</text:p>
          </table:table-cell>
          <table:table-cell table:style-name="ce1" office:value-type="float" office:value="0.00006447869237" calcext:value-type="float">
            <text:p>6,45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30" calcext:value-type="float">
            <text:p>16130</text:p>
          </table:table-cell>
          <table:table-cell office:value-type="float" office:value="1.210224271" calcext:value-type="float">
            <text:p>1,210224271</text:p>
          </table:table-cell>
          <table:table-cell office:value-type="float" office:value="0.5497715473" calcext:value-type="float">
            <text:p>0,5497715473</text:p>
          </table:table-cell>
          <table:table-cell office:value-type="float" office:value="0.001153143938" calcext:value-type="float">
            <text:p>0,0011531439</text:p>
          </table:table-cell>
          <table:table-cell table:style-name="ce1" office:value-type="float" office:value="0.00003203177403" calcext:value-type="float">
            <text:p>3,20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06" calcext:value-type="float">
            <text:p>16206</text:p>
          </table:table-cell>
          <table:table-cell office:value-type="float" office:value="1.07320106" calcext:value-type="float">
            <text:p>1,07320106</text:p>
          </table:table-cell>
          <table:table-cell office:value-type="float" office:value="0.5894359946" calcext:value-type="float">
            <text:p>0,5894359946</text:p>
          </table:table-cell>
          <table:table-cell office:value-type="float" office:value="0.0007332079695" calcext:value-type="float">
            <text:p>0,000733208</text:p>
          </table:table-cell>
          <table:table-cell table:style-name="ce1" office:value-type="float" office:value="0.00003187860784" calcext:value-type="float">
            <text:p>3,1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6" calcext:value-type="float">
            <text:p>16276</text:p>
          </table:table-cell>
          <table:table-cell office:value-type="float" office:value="1.179300904" calcext:value-type="float">
            <text:p>1,179300904</text:p>
          </table:table-cell>
          <table:table-cell office:value-type="float" office:value="0.5681313872" calcext:value-type="float">
            <text:p>0,5681313872</text:p>
          </table:table-cell>
          <table:table-cell office:value-type="float" office:value="0.0008569252095" calcext:value-type="float">
            <text:p>0,0008569252</text:p>
          </table:table-cell>
          <table:table-cell table:style-name="ce1" office:value-type="float" office:value="0.00006347594172" calcext:value-type="float">
            <text:p>6,3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38" calcext:value-type="float">
            <text:p>16338</text:p>
          </table:table-cell>
          <table:table-cell office:value-type="float" office:value="1.151448727" calcext:value-type="float">
            <text:p>1,151448727</text:p>
          </table:table-cell>
          <table:table-cell office:value-type="float" office:value="0.595580399" calcext:value-type="float">
            <text:p>0,595580399</text:p>
          </table:table-cell>
          <table:table-cell office:value-type="float" office:value="0.001074928907" calcext:value-type="float">
            <text:p>0,0010749289</text:p>
          </table:table-cell>
          <table:table-cell table:style-name="ce1" office:value-type="float" office:value="0.00003161555651" calcext:value-type="float">
            <text:p>3,1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27" calcext:value-type="float">
            <text:p>16427</text:p>
          </table:table-cell>
          <table:table-cell office:value-type="float" office:value="1.196081042" calcext:value-type="float">
            <text:p>1,196081042</text:p>
          </table:table-cell>
          <table:table-cell office:value-type="float" office:value="0.5983074903" calcext:value-type="float">
            <text:p>0,5983074903</text:p>
          </table:table-cell>
          <table:table-cell office:value-type="float" office:value="0.001257624361" calcext:value-type="float">
            <text:p>0,0012576244</text:p>
          </table:table-cell>
          <table:table-cell table:style-name="ce1" office:value-type="float" office:value="0.00003144060975" calcext:value-type="float">
            <text:p>3,1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45" calcext:value-type="float">
            <text:p>16545</text:p>
          </table:table-cell>
          <table:table-cell office:value-type="float" office:value="1.119730592" calcext:value-type="float">
            <text:p>1,119730592</text:p>
          </table:table-cell>
          <table:table-cell office:value-type="float" office:value="0.5661308169" calcext:value-type="float">
            <text:p>0,5661308169</text:p>
          </table:table-cell>
          <table:table-cell office:value-type="float" office:value="0.0004369810922" calcext:value-type="float">
            <text:p>0,0004369811</text:p>
          </table:table-cell>
          <table:table-cell table:style-name="ce1" office:value-type="float" office:value="0.00003121293412" calcext:value-type="float">
            <text:p>3,12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54" calcext:value-type="float">
            <text:p>16654</text:p>
          </table:table-cell>
          <table:table-cell office:value-type="float" office:value="1.261945605" calcext:value-type="float">
            <text:p>1,261945605</text:p>
          </table:table-cell>
          <table:table-cell office:value-type="float" office:value="0.5966066718" calcext:value-type="float">
            <text:p>0,5966066718</text:p>
          </table:table-cell>
          <table:table-cell office:value-type="float" office:value="0.000682212878" calcext:value-type="float">
            <text:p>0,0006822129</text:p>
          </table:table-cell>
          <table:table-cell table:style-name="ce1" office:value-type="float" office:value="0.0000310096766" calcext:value-type="float">
            <text:p>3,1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8" calcext:value-type="float">
            <text:p>16758</text:p>
          </table:table-cell>
          <table:table-cell office:value-type="float" office:value="1.269978046" calcext:value-type="float">
            <text:p>1,269978046</text:p>
          </table:table-cell>
          <table:table-cell office:value-type="float" office:value="0.5867325664" calcext:value-type="float">
            <text:p>0,5867325664</text:p>
          </table:table-cell>
          <table:table-cell office:value-type="float" office:value="0.0007086953847" calcext:value-type="float">
            <text:p>0,0007086954</text:p>
          </table:table-cell>
          <table:table-cell table:style-name="ce1" office:value-type="float" office:value="0.00003081284376" calcext:value-type="float">
            <text:p>3,08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963089585" calcext:value-type="float">
            <text:p>1,1963089585</text:p>
          </table:table-cell>
          <table:table-cell table:formula="of:=AVERAGE([.D2:.D11])" office:value-type="float" office:value="0.57690954802" calcext:value-type="float">
            <text:p>0,576909548</text:p>
          </table:table-cell>
          <table:table-cell table:formula="of:=AVERAGE([.E2:.E11])" office:value-type="float" office:value="0.00128728585559" calcext:value-type="float">
            <text:p>0,0012872859</text:p>
          </table:table-cell>
          <table:table-cell table:formula="of:=AVERAGE([.F2:.F11])" office:value-type="float" office:value="0.00006753746129" calcext:value-type="float">
            <text:p>6,753746129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15:12.011589744</dc:date>
    <meta:document-statistic meta:table-count="1" meta:cell-count="70" meta:object-count="0"/>
    <meta:generator>LibreOffice/4.1.4.2$Linux_X86_64 LibreOffice_project/410m0$Build-2</meta:generator>
  </office:meta>
</office:document-meta>
</file>